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draw:marker-start-width="0.245cm" draw:marker-end-width="0.245cm" draw:stroke-linejoin="none" draw:fill="solid" draw:fill-color="#cccccc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245cm" draw:marker-end-width="0.245cm" draw:stroke-linejoin="none" draw:fill="solid" draw:fill-color="#e6e6e6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245cm" draw:marker-end-width="0.245cm" draw:stroke-linejoin="none" draw:fill="solid" draw:fill-color="#b3b3b3" draw:textarea-horizontal-align="justify" draw:textarea-vertical-align="middle" draw:auto-grow-height="false" fo:padding-top="0.14cm" fo:padding-bottom="0.14cm" fo:padding-left="0.265cm" fo:padding-right="0.265cm" draw:shadow-offset-x="0.305cm" draw:shadow-offset-y="0.305cm"/>
    </style:style>
    <style:style style:name="gr4" style:family="graphic" style:parent-style-name="standard">
      <style:graphic-properties svg:stroke-width="0.1cm" draw:marker-start-width="0.35cm" draw:marker-end="Arrow" draw:marker-end-width="0.45cm" draw:stroke-linejoin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stroke-linejoin="none" draw:fill="none" draw:fill-color="#ffffff" draw:textarea-horizontal-align="left" draw:auto-grow-height="true" draw:auto-grow-width="true" fo:min-height="0.75cm" fo:min-width="5.2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Helvetica" style:font-family-generic="swiss" fo:font-size="20pt" style:font-size-asian="20pt" style:font-size-complex="20pt"/>
    </style:style>
    <style:style style:name="P3" style:family="paragraph">
      <style:paragraph-properties fo:text-align="center"/>
      <style:text-properties fo:font-family="Helvetica" style:font-family-generic="swiss"/>
    </style:style>
    <style:style style:name="P4" style:family="paragraph">
      <style:text-properties fo:font-family="Helvetica" style:font-family-generic="swiss"/>
    </style:style>
    <style:style style:name="P5" style:family="paragraph">
      <style:text-properties fo:font-family="LMMathSymbols10"/>
    </style:style>
    <style:style style:name="T1" style:family="text">
      <style:text-properties fo:font-family="Helvetica" style:font-family-generic="swiss" fo:font-size="20pt" style:font-size-asian="20pt" style:font-size-complex="20pt"/>
    </style:style>
    <style:style style:name="T2" style:family="text">
      <style:text-properties fo:font-family="cmmi10" style:font-pitch="variable" fo:font-size="20pt" style:font-size-asian="20pt" style:font-size-complex="20pt"/>
    </style:style>
    <style:style style:name="T3" style:family="text">
      <style:text-properties style:text-position="sub 80%" fo:font-family="cmr10" style:font-pitch="variable" fo:font-size="20pt" style:font-size-asian="20pt" style:font-size-complex="20pt"/>
    </style:style>
    <style:style style:name="T4" style:family="text">
      <style:text-properties style:text-position="0% 100%" fo:font-family="cmr10" style:font-pitch="variable" fo:font-size="20pt" style:font-size-asian="20pt" style:font-size-complex="20pt"/>
    </style:style>
    <style:style style:name="T5" style:family="text">
      <style:text-properties style:text-position="0% 100%" fo:font-family="LMMathSymbols10" fo:font-size="20pt" style:font-size-asian="20pt" style:font-size-complex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position="-15% 80%" fo:font-family="cmr10" style:font-pitch="variable" fo:font-size="20pt" style:font-size-asian="20pt" style:font-size-complex="20pt"/>
    </style:style>
    <style:style style:name="T8" style:family="text">
      <style:text-properties fo:font-family="Helvetica" style:font-family-generic="swiss"/>
    </style:style>
    <style:style style:name="T9" style:family="text">
      <style:text-properties fo:font-family="cmmi10" style:font-pitch="variable"/>
    </style:style>
    <style:style style:name="T10" style:family="text">
      <style:text-properties style:text-position="-15% 80%" fo:font-family="cmr10" style:font-pitch="variable" fo:font-style="normal" style:font-style-asian="normal" style:font-style-complex="normal"/>
    </style:style>
    <style:style style:name="T11" style:family="text">
      <style:text-properties fo:font-family="Helvetica" style:font-family-generic="swiss" fo:language="en" fo:country="US"/>
    </style:style>
    <style:style style:name="T12" style:family="text">
      <style:text-properties style:text-position="-15% 80%" fo:font-family="cmr10" style:font-pitch="variable"/>
    </style:style>
    <style:style style:name="T13" style:family="text">
      <style:text-properties fo:font-family="Helvetica" style:font-family-generic="swiss" fo:font-size="26pt" fo:language="en" fo:country="US" style:font-size-asian="26pt" style:font-size-complex="26pt"/>
    </style:style>
    <style:style style:name="T14" style:family="text">
      <style:text-properties fo:font-size="26pt" fo:language="en" fo:country="US" style:font-size-asian="26pt" style:font-size-complex="26pt"/>
    </style:style>
    <style:style style:name="T15" style:family="text">
      <style:text-properties fo:font-family="cmmi10" style:font-pitch="variable" fo:font-size="26pt" fo:language="en" fo:country="US" style:font-size-asian="26pt" style:font-size-complex="26pt"/>
    </style:style>
    <style:style style:name="T16" style:family="text">
      <style:text-properties fo:font-family="Helvetica" style:font-family-generic="swiss" fo:font-size="14pt" fo:language="en" fo:country="US" style:font-size-asian="14pt" style:font-size-complex="14pt"/>
    </style:style>
    <style:style style:name="T17" style:family="text">
      <style:text-properties fo:font-family="LMMathSymbols1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draw:layer="layout" svg:width="13.99cm" svg:height="1.5cm" svg:x="0.099cm" svg:y="1.881cm">
          <text:p text:style-name="P1"><text:span text:style-name="T1">Training set </text:span><text:span text:style-name="T2">E</text:span><text:span text:style-name="T3">a</text:span><text:span text:style-name="T4"> </text:span><text:span text:style-name="T5">∪</text:span><text:span text:style-name="T4"> </text:span><text:span text:style-name="T2">E</text:span><text:span text:style-name="T3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866cm" svg:height="1.5cm" svg:x="16.733cm" svg:y="1.881cm">
          <text:p text:style-name="P1"><text:span text:style-name="T1">Test set</text:span><text:span text:style-name="T6"> </text:span><text:span text:style-name="T2">E</text:span><text:span text:style-name="T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cm" svg:height="1.5cm" svg:x="0.099cm" svg:y="3.681cm">
          <text:p text:style-name="P1"><text:span text:style-name="T8">Source set</text:span> <text:span text:style-name="T9">E</text:span><text:span text:style-name="T1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832cm" svg:height="1.5cm" svg:x="8.267cm" svg:y="3.681cm">
          <text:p text:style-name="P1"><text:span text:style-name="T11">Target</text:span><text:span text:style-name="T8"> set</text:span> <text:span text:style-name="T9">E</text:span><text:span text:style-name="T1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1.466cm" svg:height="1.5cm" svg:x="0.099cm" svg:y="0.099cm">
          <text:p text:style-name="P1"><text:span text:style-name="T13">All edges</text:span><text:span text:style-name="T14"> </text:span><text:span text:style-name="T15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248cm" svg:height="1.5cm" svg:x="5.851cm" svg:y="3.681cm">
          <text:p text:style-name="P1"><text:span text:style-name="T16">Learn</text:span></text:p>
          <draw:enhanced-geometry svg:viewBox="0 0 21600 21600" draw:text-areas="0 ?f0 ?f5 ?f2" draw:type="right-arrow" draw:modifiers="0 7598.13457694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2.248cm" svg:height="1.5cm" svg:x="14.32cm" svg:y="1.881cm">
          <text:p text:style-name="P1"><text:span text:style-name="T16">Apply</text:span></text:p>
          <draw:enhanced-geometry svg:viewBox="0 0 21600 21600" draw:text-areas="0 ?f0 ?f5 ?f2" draw:type="right-arrow" draw:modifiers="0 7598.13457694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0.099cm" svg:y1="6.866cm" svg:x2="21.599cm" svg:y2="6.866cm">
          <text:p/>
        </draw:line>
        <draw:frame draw:style-name="gr5" draw:text-style-name="P4" draw:layer="layout" svg:width="5.785cm" svg:height="1.038cm" svg:x="7.499cm" svg:y="5.781cm">
          <draw:text-box>
            <text:p><text:span text:style-name="T11">Edge creation</text:span><text:span text:style-name="T8"> </text:span><text:span text:style-name="T11">time</text:span></text:p>
          </draw:text-box>
        </draw:frame>
        <draw:frame draw:style-name="gr6" draw:text-style-name="P5" draw:layer="layout" svg:width="0.671cm" svg:height="0.886cm" svg:x="8.667cm" svg:y="2.117cm">
          <draw:text-box>
            <text:p><text:span text:style-name="T17">˙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666cm" fo:page-height="7.16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3.072cm" svg:x="1cm" svg:y="4.384cm" draw:page-number="1"/>
      <draw:page-thumbnail draw:layer="backgroundobjects" svg:width="9.294cm" svg:height="3.072cm" svg:x="1cm" svg:y="12.432cm"/>
      <draw:page-thumbnail draw:layer="backgroundobjects" svg:width="9.294cm" svg:height="3.072cm" svg:x="1cm" svg:y="20.48cm"/>
      <draw:page-thumbnail draw:layer="backgroundobjects" svg:width="9.294cm" svg:height="3.072cm" svg:x="11.295cm" svg:y="4.384cm"/>
      <draw:page-thumbnail draw:layer="backgroundobjects" svg:width="9.294cm" svg:height="3.072cm" svg:x="11.295cm" svg:y="12.432cm"/>
      <draw:page-thumbnail draw:layer="backgroundobjects" svg:width="9.294cm" svg:height="3.072cm" svg:x="11.295cm" svg:y="20.48cm"/>
    </style:handout-master>
    <style:master-page style:name="Standard" style:page-layout-name="PM1" draw:style-name="Mdp1"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Standard-outline1" draw:layer="backgroundobjects" svg:width="25.199cm" svg:height="8.964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k </meta:initial-creator>
    <meta:creation-date>2011-02-20T12:20:37</meta:creation-date>
    <meta:editing-duration>PT01H43M59S</meta:editing-duration>
    <meta:editing-cycles>19</meta:editing-cycles>
    <dc:date>2011-05-10T18:53:06</dc:date>
    <dc:creator>Jérôme Kunegis</dc:creator>
    <meta:generator>OpenOffice.org/3.2$Linux OpenOffice.org_project/320m12$Build-9483</meta:generator>
    <meta:document-statistic meta:object-count="33"/>
  </office:meta>
</office:document-meta>
</file>